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33e8a" officeooo:paragraph-rsid="00033e8a" style:font-size-asian="14pt" style:font-weight-asian="bold" style:font-size-complex="14pt" style:font-weight-complex="bold"/>
    </style:style>
    <style:style style:name="P2" style:family="paragraph" style:parent-style-name="Standard" style:master-page-name="">
      <loext:graphic-properties draw:fill="none"/>
      <style:paragraph-properties fo:margin-left="0.5in" fo:margin-right="0.5in" fo:text-align="start" style:justify-single-word="false" fo:text-indent="0in" style:auto-text-indent="false" style:page-number="auto" fo:background-color="transparent">
        <style:tab-stops>
          <style:tab-stop style:position="0.0445in"/>
        </style:tab-stops>
      </style:paragraph-properties>
      <style:text-properties fo:font-size="12pt" fo:font-weight="bold" officeooo:rsid="00033e8a" officeooo:paragraph-rsid="00033e8a" style:font-size-asian="12pt" style:font-weight-asian="bold" style:font-size-complex="12pt" style:font-weight-complex="bold"/>
    </style:style>
    <style:style style:name="P3" style:family="paragraph" style:parent-style-name="Standard" style:master-page-name="">
      <loext:graphic-properties draw:fill="none"/>
      <style:paragraph-properties fo:margin-left="0.5in" fo:margin-right="0in" fo:text-align="start" style:justify-single-word="false" fo:text-indent="-0.5in" style:auto-text-indent="false" style:page-number="auto" fo:break-before="page" fo:background-color="transparent">
        <style:tab-stops>
          <style:tab-stop style:position="0.0445in"/>
        </style:tab-stops>
      </style:paragraph-properties>
      <style:text-properties fo:font-size="12pt" fo:font-weight="bold" officeooo:rsid="00052446" officeooo:paragraph-rsid="00052446" style:font-size-asian="12pt" style:font-weight-asian="bold" style:font-size-complex="12pt" style:font-weight-complex="bold"/>
    </style:style>
    <style:style style:name="P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in"/>
        </style:tab-stops>
      </style:paragraph-properties>
      <style:text-properties fo:font-size="12pt" fo:font-weight="bold" officeooo:rsid="00052446" officeooo:paragraph-rsid="00052446" style:font-size-asian="12pt" style:font-weight-asian="bold" style:font-size-complex="12pt" style:font-weight-complex="bold"/>
    </style:style>
    <style:style style:name="P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in"/>
        </style:tab-stops>
      </style:paragraph-properties>
      <style:text-properties fo:font-size="12pt" fo:font-weight="bold" officeooo:rsid="00068fe8" officeooo:paragraph-rsid="00068fe8" style:font-size-asian="12pt" style:font-weight-asian="bold" style:font-size-complex="12pt" style:font-weight-complex="bold"/>
    </style:style>
    <style:style style:name="P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in"/>
        </style:tab-stops>
      </style:paragraph-properties>
      <style:text-properties fo:font-size="12pt" fo:font-weight="bold" officeooo:rsid="00068fe8" officeooo:paragraph-rsid="00073ea7" style:font-size-asian="12pt" style:font-weight-asian="bold" style:font-size-complex="12pt" style:font-weight-complex="bold"/>
    </style:style>
    <style:style style:name="P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in"/>
        </style:tab-stops>
      </style:paragraph-properties>
      <style:text-properties fo:font-size="12pt" fo:font-weight="normal" officeooo:rsid="000559e6" officeooo:paragraph-rsid="000559e6" style:font-size-asian="12pt" style:font-weight-asian="normal" style:font-size-complex="12pt" style:font-weight-complex="normal"/>
    </style:style>
    <style:style style:name="P8" style:family="paragraph" style:parent-style-name="Standard">
      <loext:graphic-properties draw:fill="none"/>
      <style:paragraph-properties fo:margin-left="0.5in" fo:margin-right="0.5in" fo:text-align="start" style:justify-single-word="false" fo:text-indent="0in" style:auto-text-indent="false" fo:background-color="transparent">
        <style:tab-stops>
          <style:tab-stop style:position="0.0445in"/>
        </style:tab-stops>
      </style:paragraph-properties>
      <style:text-properties fo:font-size="12pt" fo:font-weight="normal" officeooo:rsid="00033e8a" officeooo:paragraph-rsid="00033e8a" style:font-size-asian="12pt" style:font-weight-asian="normal" style:font-size-complex="12pt" style:font-weight-complex="normal"/>
    </style:style>
    <style:style style:name="P9" style:family="paragraph" style:parent-style-name="Standard">
      <loext:graphic-properties draw:fill="none"/>
      <style:paragraph-properties fo:margin-left="0.5in" fo:margin-right="0.5in" fo:text-align="center" style:justify-single-word="false" fo:text-indent="0in" style:auto-text-indent="false" fo:background-color="transparent">
        <style:tab-stops>
          <style:tab-stop style:position="0.0445in"/>
        </style:tab-stops>
      </style:paragraph-properties>
      <style:text-properties fo:font-size="12pt" fo:font-weight="normal" officeooo:rsid="00052446" officeooo:paragraph-rsid="00052446" style:font-size-asian="12pt" style:font-weight-asian="normal" style:font-size-complex="12pt" style:font-weight-complex="normal"/>
    </style:style>
    <style:style style:name="P10"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0445in"/>
        </style:tab-stops>
      </style:paragraph-properties>
      <style:text-properties fo:font-size="12pt" fo:font-weight="normal" officeooo:rsid="00052446" officeooo:paragraph-rsid="00052446" style:font-size-asian="12pt" style:font-weight-asian="normal" style:font-size-complex="12pt" style:font-weight-complex="normal"/>
    </style:style>
    <style:style style:name="P11"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in"/>
        </style:tab-stops>
      </style:paragraph-properties>
      <style:text-properties style:font-name="Liberation Serif" fo:font-size="12pt" fo:font-weight="normal" officeooo:rsid="000559e6" officeooo:paragraph-rsid="00052446" style:font-size-asian="12pt" style:font-weight-asian="normal" style:font-size-complex="12pt" style:font-weight-complex="normal"/>
    </style:style>
    <style:style style:name="P12"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in"/>
        </style:tab-stops>
      </style:paragraph-properties>
      <style:text-properties style:font-name="Liberation Serif" fo:font-size="12pt" fo:font-weight="normal" officeooo:rsid="000559e6" officeooo:paragraph-rsid="000559e6" style:font-size-asian="12pt" style:font-weight-asian="normal" style:font-size-complex="12pt" style:font-weight-complex="normal"/>
    </style:style>
    <style:style style:name="P13"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in"/>
        </style:tab-stops>
      </style:paragraph-properties>
      <style:text-properties style:font-name="Liberation Serif" fo:font-size="12pt" fo:font-weight="normal" officeooo:rsid="000559e6" officeooo:paragraph-rsid="00073ea7" style:font-size-asian="12pt" style:font-weight-asian="normal" style:font-size-complex="12pt" style:font-weight-complex="normal"/>
    </style:style>
    <style:style style:name="P14"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in"/>
        </style:tab-stops>
      </style:paragraph-properties>
      <style:text-properties style:font-name="Liberation Serif" fo:font-size="12pt" fo:font-weight="normal" officeooo:rsid="00068fe8" officeooo:paragraph-rsid="000559e6" style:font-size-asian="12pt" style:font-weight-asian="normal" style:font-size-complex="12pt" style:font-weight-complex="normal"/>
    </style:style>
    <style:style style:name="P15"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in"/>
        </style:tab-stops>
      </style:paragraph-properties>
      <style:text-properties style:font-name="Liberation Serif" fo:font-size="12pt" fo:font-weight="normal" officeooo:rsid="00068fe8" officeooo:paragraph-rsid="00068fe8" style:font-size-asian="12pt" style:font-weight-asian="normal" style:font-size-complex="12pt" style:font-weight-complex="normal"/>
    </style:style>
    <style:style style:name="P16"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in"/>
        </style:tab-stops>
      </style:paragraph-properties>
      <style:text-properties style:font-name="Liberation Serif" fo:font-size="12pt" fo:font-weight="normal" officeooo:rsid="00070f53" officeooo:paragraph-rsid="00073ea7" style:font-size-asian="12pt" style:font-weight-asian="normal" style:font-size-complex="12pt" style:font-weight-complex="normal"/>
    </style:style>
    <style:style style:name="P17"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in"/>
        </style:tab-stops>
      </style:paragraph-properties>
      <style:text-properties style:font-name="Liberation Serif" fo:font-size="12pt" fo:font-weight="bold" officeooo:rsid="000559e6" officeooo:paragraph-rsid="000559e6" style:font-size-asian="12pt" style:font-weight-asian="bold" style:font-size-complex="12pt" style:font-weight-complex="bold"/>
    </style:style>
    <style:style style:name="P18" style:family="paragraph" style:parent-style-name="Standard">
      <loext:graphic-properties draw:fill="none"/>
      <style:paragraph-properties fo:margin-left="0in" fo:margin-right="0in" fo:text-align="start" style:justify-single-word="false" fo:text-indent="0in" style:auto-text-indent="false" fo:background-color="transparent">
        <style:tab-stops>
          <style:tab-stop style:position="0in"/>
        </style:tab-stops>
      </style:paragraph-properties>
      <style:text-properties style:font-name="Liberation Serif" fo:font-size="12pt" fo:font-weight="bold" officeooo:rsid="00068fe8" officeooo:paragraph-rsid="00068fe8" style:font-size-asian="12pt" style:font-weight-asian="bold" style:font-size-complex="12pt" style:font-weight-complex="bold"/>
    </style:style>
    <style:style style:name="P19" style:family="paragraph" style:parent-style-name="Standard">
      <loext:graphic-properties draw:fill="none"/>
      <style:paragraph-properties fo:margin-left="0in" fo:margin-right="0in" fo:text-align="start" style:justify-single-word="false" fo:text-indent="0in" style:auto-text-indent="false" fo:break-before="page" fo:background-color="transparent">
        <style:tab-stops>
          <style:tab-stop style:position="0in"/>
        </style:tab-stops>
      </style:paragraph-properties>
      <style:text-properties style:font-name="Liberation Serif" fo:font-size="12pt" fo:font-weight="normal" officeooo:rsid="00068fe8" officeooo:paragraph-rsid="00068fe8" style:font-size-asian="12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style:font-name="Liberation Serif1" fo:font-weight="normal" style:font-weight-asian="normal" style:font-weight-complex="normal"/>
    </style:style>
    <style:style style:name="T3" style:family="text">
      <style:text-properties style:font-name="Liberation Serif1" fo:font-weight="normal" officeooo:rsid="00052446" style:font-weight-asian="normal" style:font-weight-complex="normal"/>
    </style:style>
    <style:style style:name="T4" style:family="text">
      <style:text-properties style:font-name="Liberation Serif1" fo:font-weight="normal" officeooo:rsid="00070f53" style:font-weight-asian="normal" style:font-weight-complex="normal"/>
    </style:style>
    <style:style style:name="T5" style:family="text">
      <style:text-properties style:font-name="Liberation Serif"/>
    </style:style>
    <style:style style:name="T6" style:family="text">
      <style:text-properties style:font-name="Liberation Serif" fo:font-weight="normal" style:font-weight-asian="normal" style:font-weight-complex="normal"/>
    </style:style>
    <style:style style:name="T7" style:family="text">
      <style:text-properties style:font-name="Liberation Serif" fo:font-weight="normal" officeooo:rsid="000559e6" style:font-weight-asian="normal" style:font-weight-complex="normal"/>
    </style:style>
    <style:style style:name="T8" style:family="text">
      <style:text-properties style:font-name="Liberation Serif" fo:font-weight="normal" officeooo:rsid="00052446" style:font-weight-asian="normal" style:font-weight-complex="normal"/>
    </style:style>
    <style:style style:name="T9" style:family="text">
      <style:text-properties style:font-name="Liberation Serif" fo:font-weight="normal" officeooo:rsid="00073ea7" style:font-weight-asian="normal" style:font-weight-complex="normal"/>
    </style:style>
    <style:style style:name="T10" style:family="text">
      <style:text-properties style:font-name="Liberation Serif" fo:font-weight="normal" officeooo:rsid="00070f53" style:font-weight-asian="normal" style:font-weight-complex="normal"/>
    </style:style>
    <style:style style:name="T11" style:family="text">
      <style:text-properties style:font-name="Liberation Serif" officeooo:rsid="00068fe8"/>
    </style:style>
    <style:style style:name="fr1" style:family="graphic" style:parent-style-name="OLE">
      <style:graphic-properties style:vertical-pos="top" style:vertical-rel="paragraph"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P1">Charge To Mass Ratio Of The Electron</text:p>
      <text:p text:style-name="P1"/>
      <text:p text:style-name="P1"/>
      <text:p text:style-name="P1"/>
      <text:p text:style-name="P2">ABSTRACT: <text:span text:style-name="T1">The electron charge to mass ratio was an experiment that was used to calculate the ratio of the electron’s charge to its mass. A beam of electrons caught in a magnetic field shift their direction to produce a vibrant ring of a blue hue. Using relevant equations, once either the mass or charge of an electron was found in the first iteration of this experiment, the other would be known. The Helmholtz coils produce a uniform magnetic field at right angles to the electron beam, which is deflected in a circular path. </text:span></text:p>
      <text:p text:style-name="P8"/>
      <text:p text:style-name="P8"/>
      <text:p text:style-name="P9">Report written by: Wesley Harmon</text:p>
      <text:p text:style-name="P9">Lab Partner: Laura Briggs</text:p>
      <text:p text:style-name="P9"/>
      <text:p text:style-name="P9">February 20, 2017</text:p>
      <text:p text:style-name="P3">INTRODUCTION</text:p>
      <text:p text:style-name="P10"/>
      <text:p text:style-name="P4"><text:span text:style-name="T1"><text:tab/>The e/m apparatus provides a simple method for measuring e/m, the charge to mass ratio of the electron. A beam of electrons is accelerated through a known potential, so the velocity of the electrons can be found from eV = 0.5mv^2 where V is the accelerating potential. The charge to mass ration of the electron is given by e/m = 125Va^2/32(N</text:span><text:span text:style-name="T2">μ</text:span><text:span text:style-name="T6">_0*Ir)^2 where V is the accelerating potential, r is the radius of the electron beam path, a is the radius of the Helmholtz coils, N is the number of turns of each coil (N=130), I is the current in the Helmholtz coils, and the constant </text:span><text:span text:style-name="T2">μ</text:span><text:span text:style-name="T6">_0 = 4</text:span><text:span text:style-name="T2">π</text:span><text:span text:style-name="T6">*10^-7 T*m/A. </text:span><text:span text:style-name="T7">The above equation was derived from the qvB = F_B where q here would simply be e, v is the velocity of the electrons, B is the magnetic field, and F_B is the force produced on the electrons by the magnetic field. We then get ma = evB which yield 0.5mv^2/r = evB, which finally gives us e/m = v/Br. From here we can derive e/m given above.</text:span></text:p>
      <text:p text:style-name="P11"/>
      <text:p text:style-name="P17">PROCEDURE</text:p>
      <text:p text:style-name="P17"/>
      <text:p text:style-name="P12"><text:tab/>The power supplies were initially turned off. The Fluke meter was used as an ammeter and was configured to measure 0-2 amperes dc. The voltmeter was configured to measure 0-300 volts dc. The AC Voltage Adjust knob on the the SF-9584 Low Voltage AC/DC Power Supply was set to 6 volts. The toggle switch of the e/m apparatus was set to MEASURE. The DC CURRENT ADJUST knob of the <text:s/>SF-9584 was turned fully counterclockwise. The same was done to the DC VOLTAGE ADJUST. The 500 VOLT ADJUST knob on the SF-9584 was turned fully counterclockwise.</text:p>
      <text:p text:style-name="P12"/>
      <text:p text:style-name="P7"><text:span text:style-name="T5"><text:tab/>The DC VOLTAGE ADJUST knob was then turned until the output was between 6 V and 9 V. </text:span><text:span text:style-name="T11">The DC CURRENT ADJUST and the HELMHOLTZ COIL – CURRENT ADJ knob were turned slowly, making sure that the current did not exceed 2 A. The accelerating potential was increased to between 150 and 300 volts using the 500 VOLT ADJUST knob on the SF-9584 power supply.</text:span></text:p>
      <text:p text:style-name="P14"/>
      <text:p text:style-name="P14"><text:tab/>Once the cathode heated up, and the electron beam was produced, the FOCUS knob was adjusted to sharpen the beam. The accelerating potential, the current in the Heimheltz coils and the radius of the beam were measured and recorded, using proper techniques to avoid parallax errors. Two more trials were conducted using different accelerating voltages and/or coil currents. </text:p>
      <text:p text:style-name="P14"/>
      <text:p text:style-name="P15"><text:tab/>Then, the current was turned off and a bar magnet was used to observe the effects of an external magnetic field, where the beam was shooting directly into the bulb of the apparatus. A vector diagram was drawn based on our observations.</text:p>
      <text:p text:style-name="P15"/>
      <text:p text:style-name="P18">RESULTS AND ANALYSIS </text:p>
      <text:p text:style-name="P18"/>
      <text:p text:style-name="P5"><text:span text:style-name="T5"><text:tab/></text:span><text:span text:style-name="T6">The table on the following page represents the raw data obtained from our experiment where six total trials were <text:s/>conducted. The first three trials held the accelerating potential at a constant of 217.3 V. The last three trials were conducted with a constant current in the Helmholtz coils of 1.53 A. The average e/m is given along with the standard error, given to a 9</text:span><text:span text:style-name="T9">7.5</text:span><text:span text:style-name="T6">% confidence interval.</text:span></text:p>
      <text:p text:style-name="P19"/>
      <text:p text:style-name="P15"><draw:frame draw:style-name="fr1" draw:name="Object1" text:anchor-type="paragraph" svg:width="6.5984in" svg:height="1.3634in" draw:z-index="0"><draw:object xlink:href="./Object 1" xlink:type="simple" xlink:show="embed" xlink:actuate="onLoad"/><draw:image xlink:href="./ObjectReplacements/Object 1" xlink:type="simple" xlink:show="embed" xlink:actuate="onLoad"/></draw:frame></text:p>
      <text:p text:style-name="P6"><text:span text:style-name="T6"><text:tab/>Our final electron mass charge ration was 1.57 +- 0.08 * 10^11 C/kg. </text:span><text:span text:style-name="T8">The charge to mass ration of the electron is given by e/m = 125Va^2/32(N</text:span><text:span text:style-name="T3">μ</text:span><text:span text:style-name="T8">_0*Ir)^2 where V is the accelerating potential, r is the radius of the electron beam path, a is the radius of the Helmholtz coils, N is the number of turns of each coil (N=130), I is the current in the Helmholtz coils, and the constant </text:span><text:span text:style-name="T3">μ</text:span><text:span text:style-name="T8">_0 = 4</text:span><text:span text:style-name="T3">π</text:span><text:span text:style-name="T8">*10^-7 T*m/A. </text:span><text:span text:style-name="T7">The above equation was derived from the qvB = F_B where q here would simply be e, v is the velocity of the electrons, B is the magnetic field, and F_B is the force produced on the electrons by the magnetic field. </text:span></text:p>
      <text:p text:style-name="P13"/>
      <text:p text:style-name="P6"><text:span text:style-name="T7"><text:tab/>We then get ma = evB which yield 0.5mv^2/r = evB, which finally gives us e/m = v/Br. </text:span><text:span text:style-name="T6">Using B = </text:span><text:span text:style-name="T4">μ</text:span><text:span text:style-name="T10">_0Ia^2N/(x^2+a^2)^3/2, and substituting this into e/m = v/Br, we can obtain the final equation for electron charge mass ration, by using the relationship between x and a. Because the electron beam was produced in the middle of the apparatus, that is, using x = 1/2a, we can finally simplify the equation to obtain e/m = <text:s/></text:span><text:span text:style-name="T8">125Va^2/32(N</text:span><text:span text:style-name="T3">μ</text:span><text:span text:style-name="T8">_0*Ir)^2. </text:span><text:span text:style-name="T10">Then, using the values obtained from each of our separate trials, e/m could be found for each of our six trials. </text:span></text:p>
      <text:p text:style-name="P16"/>
      <text:p text:style-name="P6"><text:span text:style-name="T10"><text:tab/>The degrees of freedom was five, since the only estimated value was the radius of the electron beam, which could have introduced error into our results, due to parallax errors. To combat this, we had two of our team members measure the radius and the two values were averaged. Using degrees of freedom being 5, </text:span><text:span text:style-name="T9">our t-critical value is 2.57 because we wanted a 97.5% confidence interval. So, using the standard error, stderr = 3065393706, and t value = 2.57, we get <text:s/>3065393706*2.57 = 7.88E9. So, finally we can present our e/m ratio given to a 97.5% confidence interval, as e/m = </text:span><text:span text:style-name="T6">1.57 +- 0.08 * 10^11 C/kg, </text:span><text:span text:style-name="T9">which is consistent with what we would expect. We expected the e/m value to have a magnitude of 1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0T10:44:40.372420516</meta:creation-date>
    <dc:date>2017-02-20T11:57:26.349863451</dc:date>
    <meta:editing-duration>PT1M25S</meta:editing-duration>
    <meta:editing-cycles>2</meta:editing-cycles>
    <meta:generator>LibreOffice/5.1.4.2$Linux_X86_64 LibreOffice_project/10m0$Build-2</meta:generator>
    <meta:document-statistic meta:table-count="0" meta:image-count="0" meta:object-count="1" meta:page-count="3" meta:paragraph-count="17" meta:word-count="962" meta:character-count="5389" meta:non-whitespace-character-count="44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37.25pt"/>
    </style:style>
    <style:style style:name="co2" style:family="table-column">
      <style:table-column-properties fo:break-before="auto" style:column-width="129pt"/>
    </style:style>
    <style:style style:name="co3" style:family="table-column">
      <style:table-column-properties fo:break-before="auto" style:column-width="134.25pt"/>
    </style:style>
    <style:style style:name="co4" style:family="table-column">
      <style:table-column-properties fo:break-before="auto" style:column-width="175.49pt"/>
    </style:style>
    <style:style style:name="co5" style:family="table-column">
      <style:table-column-properties fo:break-before="auto" style:column-width="207.75pt"/>
    </style:style>
    <style:style style:name="co6" style:family="table-column">
      <style:table-column-properties fo:break-before="auto" style:column-width="103.49pt"/>
    </style:style>
    <style:style style:name="co7" style:family="table-column">
      <style:table-column-properties fo:break-before="auto" style:column-width="77.24pt"/>
    </style:style>
    <style:style style:name="co8"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number:number-style style:name="N61">
      <number:scientific-number number:decimal-places="2" loext:min-decimal-places="2" number:min-integer-digits="1" number:min-exponent-digits="2" loext:exponent-interval="1" loext:forced-exponent-sign="true"/>
    </number:number-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style>
    <style:style style:name="ce4"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5"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6" style:family="table-cell" style:parent-style-name="Default" style:data-style-name="N61">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row table:style-name="ro1">
          <table:table-cell table:style-name="ce1" office:value-type="string" calcext:value-type="string">
            <text:p>Acc. Pot. (V)</text:p>
          </table:table-cell>
          <table:table-cell table:style-name="ce1" office:value-type="string" calcext:value-type="string">
            <text:p>HH current (A)</text:p>
          </table:table-cell>
          <table:table-cell table:style-name="ce1" office:value-type="string" calcext:value-type="string">
            <text:p>Radius (m)</text:p>
          </table:table-cell>
          <table:table-cell table:style-name="ce1" office:value-type="string" calcext:value-type="string">
            <text:p>n - # of coils</text:p>
          </table:table-cell>
          <table:table-cell table:style-name="ce1" office:value-type="string" calcext:value-type="string">
            <text:p>Perm. Constant</text:p>
          </table:table-cell>
          <table:table-cell table:style-name="ce1" office:value-type="string" calcext:value-type="string">
            <text:p>a (m)</text:p>
          </table:table-cell>
          <table:table-cell table:style-name="ce1" office:value-type="string" calcext:value-type="string">
            <text:p>e/m</text:p>
          </table:table-cell>
        </table:table-row>
        <table:table-row table:style-name="ro1">
          <table:table-cell table:style-name="ce1" office:value-type="float" office:value="217.3" calcext:value-type="float">
            <text:p>217.3</text:p>
          </table:table-cell>
          <table:table-cell office:value-type="float" office:value="1.53" calcext:value-type="float">
            <text:p>1.53</text:p>
          </table:table-cell>
          <table:table-cell office:value-type="float" office:value="0.04" calcext:value-type="float">
            <text:p>0.04</text:p>
          </table:table-cell>
          <table:table-cell office:value-type="float" office:value="130" calcext:value-type="float">
            <text:p>130</text:p>
          </table:table-cell>
          <table:table-cell table:formula="of:=4*3.14159265*10^(-7)" office:value-type="float" office:value="0.00000125663706" calcext:value-type="float">
            <text:p>1.25663706E-06</text:p>
          </table:table-cell>
          <table:table-cell office:value-type="float" office:value="0.135" calcext:value-type="float">
            <text:p>0.135</text:p>
          </table:table-cell>
          <table:table-cell table:formula="of:=125*[.A2]*POWER([.F2];2)/32/(POWER([.D2]*[.E2]*[.B2]*[.C2];2))" office:value-type="float" office:value="154766878024.421" calcext:value-type="float">
            <text:p>154766878024.421</text:p>
          </table:table-cell>
        </table:table-row>
        <table:table-row table:style-name="ro1">
          <table:table-cell office:value-type="float" office:value="217.3" calcext:value-type="float">
            <text:p>217.3</text:p>
          </table:table-cell>
          <table:table-cell office:value-type="float" office:value="1.15" calcext:value-type="float">
            <text:p>1.15</text:p>
          </table:table-cell>
          <table:table-cell table:formula="of:=21.5/4*0.01" office:value-type="float" office:value="0.05375" calcext:value-type="float">
            <text:p>0.05375</text:p>
          </table:table-cell>
          <table:table-cell office:value-type="float" office:value="130" calcext:value-type="float">
            <text:p>130</text:p>
          </table:table-cell>
          <table:table-cell table:formula="of:=4*3.14159265*10^(-7)" office:value-type="float" office:value="0.00000125663706" calcext:value-type="float">
            <text:p>1.25663706E-06</text:p>
          </table:table-cell>
          <table:table-cell office:value-type="float" office:value="0.135" calcext:value-type="float">
            <text:p>0.135</text:p>
          </table:table-cell>
          <table:table-cell table:formula="of:=125*[.A3]*POWER([.F3];2)/32/(POWER([.D3]*[.E3]*[.B3]*[.C3];2))" office:value-type="float" office:value="151714904639.317" calcext:value-type="float">
            <text:p>151714904639.317</text:p>
          </table:table-cell>
        </table:table-row>
        <table:table-row table:style-name="ro1">
          <table:table-cell office:value-type="float" office:value="217.3" calcext:value-type="float">
            <text:p>217.3</text:p>
          </table:table-cell>
          <table:table-cell office:value-type="float" office:value="1.75" calcext:value-type="float">
            <text:p>1.75</text:p>
          </table:table-cell>
          <table:table-cell table:formula="of:=13.75/4*0.01" office:value-type="float" office:value="0.034375" calcext:value-type="float">
            <text:p>0.034375</text:p>
          </table:table-cell>
          <table:table-cell office:value-type="float" office:value="130" calcext:value-type="float">
            <text:p>130</text:p>
          </table:table-cell>
          <table:table-cell table:formula="of:=4*3.14159265*10^(-7)" office:value-type="float" office:value="0.00000125663706" calcext:value-type="float">
            <text:p>1.25663706E-06</text:p>
          </table:table-cell>
          <table:table-cell office:value-type="float" office:value="0.135" calcext:value-type="float">
            <text:p>0.135</text:p>
          </table:table-cell>
          <table:table-cell table:formula="of:=125*[.A4]*POWER([.F4];2)/32/(POWER([.D4]*[.E4]*[.B4]*[.C4];2))" office:value-type="float" office:value="160184081487.699" calcext:value-type="float">
            <text:p>160184081487.699</text:p>
          </table:table-cell>
        </table:table-row>
        <table:table-row table:style-name="ro1">
          <table:table-cell office:value-type="float" office:value="159.8" calcext:value-type="float">
            <text:p>159.8</text:p>
          </table:table-cell>
          <table:table-cell table:style-name="ce1" office:value-type="float" office:value="1.53" calcext:value-type="float">
            <text:p>1.53</text:p>
          </table:table-cell>
          <table:table-cell table:formula="of:=3.5*0.01" office:value-type="float" office:value="0.035" calcext:value-type="float">
            <text:p>0.035</text:p>
          </table:table-cell>
          <table:table-cell office:value-type="float" office:value="130" calcext:value-type="float">
            <text:p>130</text:p>
          </table:table-cell>
          <table:table-cell table:formula="of:=4*3.14159265*10^(-7)" office:value-type="float" office:value="0.00000125663706" calcext:value-type="float">
            <text:p>1.25663706E-06</text:p>
          </table:table-cell>
          <table:table-cell office:value-type="float" office:value="0.135" calcext:value-type="float">
            <text:p>0.135</text:p>
          </table:table-cell>
          <table:table-cell table:formula="of:=125*[.A5]*POWER([.F5];2)/32/(POWER([.D5]*[.E5]*[.B5]*[.C5];2))" office:value-type="float" office:value="148654809482.927" calcext:value-type="float">
            <text:p>148654809482.927</text:p>
          </table:table-cell>
        </table:table-row>
        <table:table-row table:style-name="ro1">
          <table:table-cell office:value-type="float" office:value="261.5" calcext:value-type="float">
            <text:p>261.5</text:p>
          </table:table-cell>
          <table:table-cell office:value-type="float" office:value="1.53" calcext:value-type="float">
            <text:p>1.53</text:p>
          </table:table-cell>
          <table:table-cell table:formula="of:=(9+7.75)/4/100" office:value-type="float" office:value="0.041875" calcext:value-type="float">
            <text:p>0.041875</text:p>
          </table:table-cell>
          <table:table-cell office:value-type="float" office:value="130" calcext:value-type="float">
            <text:p>130</text:p>
          </table:table-cell>
          <table:table-cell table:formula="of:=4*3.14159265*10^(-7)" office:value-type="float" office:value="0.00000125663706" calcext:value-type="float">
            <text:p>1.25663706E-06</text:p>
          </table:table-cell>
          <table:table-cell office:value-type="float" office:value="0.135" calcext:value-type="float">
            <text:p>0.135</text:p>
          </table:table-cell>
          <table:table-cell table:formula="of:=125*[.A6]*POWER([.F6];2)/32/(POWER([.D6]*[.E6]*[.B6]*[.C6];2))" office:value-type="float" office:value="169941846002.935" calcext:value-type="float">
            <text:p>169941846002.935</text:p>
          </table:table-cell>
        </table:table-row>
        <table:table-row table:style-name="ro1">
          <table:table-cell office:value-type="float" office:value="297.5" calcext:value-type="float">
            <text:p>297.5</text:p>
          </table:table-cell>
          <table:table-cell office:value-type="float" office:value="1.53" calcext:value-type="float">
            <text:p>1.53</text:p>
          </table:table-cell>
          <table:table-cell table:formula="of:=9.25/2/100" office:value-type="float" office:value="0.04625" calcext:value-type="float">
            <text:p>0.04625</text:p>
          </table:table-cell>
          <table:table-cell office:value-type="float" office:value="130" calcext:value-type="float">
            <text:p>130</text:p>
          </table:table-cell>
          <table:table-cell table:formula="of:=4*3.14159265*10^(-7)" office:value-type="float" office:value="0.00000125663706" calcext:value-type="float">
            <text:p>1.25663706E-06</text:p>
          </table:table-cell>
          <table:table-cell office:value-type="float" office:value="0.135" calcext:value-type="float">
            <text:p>0.135</text:p>
          </table:table-cell>
          <table:table-cell table:formula="of:=125*[.A7]*POWER([.F7];2)/32/(POWER([.D7]*[.E7]*[.B7]*[.C7];2))" office:value-type="float" office:value="158489966748.967" calcext:value-type="float">
            <text:p>158489966748.967</text:p>
          </table:table-cell>
        </table:table-row>
        <table:table-row table:style-name="ro1">
          <table:table-cell table:style-name="Default" table:number-columns-repeated="5"/>
          <table:table-cell table:style-name="ce4" office:value-type="string" calcext:value-type="string">
            <text:p>AVG</text:p>
          </table:table-cell>
          <table:table-cell table:style-name="ce4" table:formula="of:=AVERAGE([.G2:.G7])" office:value-type="float" office:value="157292081064.378" calcext:value-type="float">
            <text:p>157292081064.378</text:p>
          </table:table-cell>
        </table:table-row>
        <table:table-row table:style-name="ro1">
          <table:table-cell table:style-name="Default"/>
          <table:table-cell table:style-name="ce3"/>
          <table:table-cell table:style-name="Default" table:number-columns-repeated="3"/>
          <table:table-cell office:value-type="string" calcext:value-type="string">
            <text:p>STDEV</text:p>
          </table:table-cell>
          <table:table-cell table:formula="of:=COM.MICROSOFT.STDEV.S([.G2:.G7])" office:value-type="float" office:value="7508650440.70625" calcext:value-type="float">
            <text:p>7508650440.70625</text:p>
          </table:table-cell>
        </table:table-row>
        <table:table-row table:style-name="ro1">
          <table:table-cell table:style-name="Default" table:number-columns-repeated="5"/>
          <table:table-cell office:value-type="string" calcext:value-type="string">
            <text:p>STDERR</text:p>
          </table:table-cell>
          <table:table-cell table:formula="of:=[.G9]/(SQRT(6))" office:value-type="float" office:value="3065393706.10906" calcext:value-type="float">
            <text:p>3065393706.10906</text:p>
          </table:table-cell>
        </table:table-row>
        <table:table-row table:style-name="ro1">
          <table:table-cell table:style-name="Default" table:number-columns-repeated="5"/>
          <table:table-cell table:style-name="ce5" office:value-type="string" calcext:value-type="string">
            <text:p>CONF. (97.5%)</text:p>
          </table:table-cell>
          <table:table-cell table:style-name="ce6" table:formula="of:=[.G10]*2.571" office:value-type="float" office:value="7881127218.40639" calcext:value-type="float">
            <text:p>7.88E+09</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2-20">00/00/0000</text:date>, <text:time style:data-style-name="N2" text:time-value="11:56:36.940230763">00:00:00</text:time></text:p>
        </style:region-right>
      </style:header>
      <style:header-left style:display="false"/>
      <style:footer>
        <text:p>Page <text:page-number>1</text:page-number> / <text:page-count>99</text:page-count></text:p>
      </style:footer>
      <style:footer-left style:display="false"/>
    </style:master-page>
  </office:master-styles>
</office:document-styles>
</file>